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4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15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17" style:family="table-cell" style:parent-style-name="_16191__16191_" style:data-style-name="N0">
      <style:table-cell-properties fo:border-top="none" fo:border-bottom="none" fo:border-left="none" fo:border-right="thin solid #000000" style:vertical-align="middle" fo:background-color="transparent" style:cell-protect="formula-hidden" style:repeat-content="false"/>
      <style:paragraph-properties fo:text-align="start" fo:margin-left="0cm"/>
      <style:text-properties fo:color="#000000" style:font-name="標楷體" style:font-name-asian="標楷體" style:font-name-complex="標楷體" fo:font-style="normal" style:font-style-asian="normal" style:font-style-complex="normal" style:font-family-generic="script"/>
    </style:style>
    <style:style style:name="ce18" style:family="table-cell" style:parent-style-name="_16191__16191_" style:data-style-name="N0">
      <style:table-cell-properties fo:border-top="none" fo:border-bottom="thin solid #000000" fo:border-left="none" fo:border-right="thin solid #000000" style:vertical-align="middle" fo:background-color="transparent" style:cell-protect="formula-hidden" style:repeat-content="false"/>
      <style:paragraph-properties fo:text-align="start" fo:margin-left="0cm"/>
      <style:text-properties fo:color="#000000" style:font-name="標楷體" style:font-name-asian="標楷體" style:font-name-complex="標楷體" fo:font-style="normal" style:font-style-asian="normal" style:font-style-complex="normal" style:font-family-generic="scrip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ext-properties fo:color="#000000"/>
    </style:style>
    <style:style style:name="ce23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" style:family="table-cell" style:parent-style-name="Default" style:data-style-name="N4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28" style:family="table-cell" style:parent-style-name="Default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29" style:family="table-cell" style:parent-style-name="Default" style:data-style-name="N48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0" style:family="table-cell" style:parent-style-name="Default" style:data-style-name="N4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1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2" style:family="table-cell" style:parent-style-name="Default" style:data-style-name="N48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20pt" style:font-size-asian="20pt" style:font-size-complex="20pt" style:font-family-generic="scri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1.76695652173913cm"/>
    </style:style>
    <style:style style:name="co3" style:family="table-column">
      <style:table-column-properties fo:break-before="auto" style:column-width="4.39530434782609cm"/>
    </style:style>
    <style:style style:name="co4" style:family="table-column">
      <style:table-column-properties fo:break-before="auto" style:column-width="4.37321739130435cm"/>
    </style:style>
    <style:style style:name="ro1" style:family="table-row">
      <style:table-row-properties style:row-height="16.3pt" style:use-optimal-row-height="true" fo:break-before="auto"/>
    </style:style>
    <style:style style:name="ro2" style:family="table-row">
      <style:table-row-properties style:row-height="26.95pt" style:use-optimal-row-height="true" fo:break-before="auto"/>
    </style:style>
    <style:style style:name="ro3" style:family="table-row">
      <style:table-row-properties style:row-height="146.5pt" style:use-optimal-row-height="true" fo:break-before="auto"/>
    </style:style>
    <style:style style:name="ro4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廠新登記家數20213-01-0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2" table:number-rows-spanned="1" table:style-name="ce34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4">
            <text:p>編製機關</text:p>
          </table:table-cell>
          <table:covered-table-cell/>
          <table:table-cell office:value-type="string" table:number-columns-spanned="2" table:number-rows-spanned="1" table:style-name="ce34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4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4">
            <text:p>表 <text:s text:c="3"/>號</text:p>
          </table:table-cell>
          <table:covered-table-cell/>
          <table:table-cell office:value-type="string" table:number-columns-spanned="2" table:number-rows-spanned="1" table:style-name="ce33">
            <text:p>20213-01-01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6">
            <text:p>工 廠 新 登 記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4"/>
          <table:table-cell table:style-name="ce1"/>
          <table:table-cell table:number-columns-repeated="2" table:style-name="ce3"/>
          <table:table-cell office:value-type="string" table:style-name="ce15">
            <text:p>中華民國114年06月</text:p>
          </table:table-cell>
          <table:table-cell table:number-columns-repeated="4" table:style-name="ce3"/>
          <table:table-cell table:number-columns-repeated="9" table:style-name="ce4"/>
          <table:table-cell office:value-type="string" table:style-name="ce4">
            <text:p>單位：家</text:p>
          </table:table-cell>
          <table:table-cell table:number-columns-repeated="16356"/>
        </table:table-row>
        <table:table-row table:style-name="ro3">
          <table:table-cell table:style-name="ce7"/>
          <table:table-cell office:value-type="string" table:style-name="ce8">
            <text:p/>
            <text:p/>
            <text:p/>
            <text:p/>
            <text:p>總計</text:p>
          </table:table-cell>
          <table:table-cell office:value-type="string" table:style-name="ce8">
            <text:p>08</text:p>
            <text:p>食品</text:p>
            <text:p>製造</text:p>
            <text:p>業</text:p>
          </table:table-cell>
          <table:table-cell office:value-type="string" table:style-name="ce8">
            <text:p>09</text:p>
            <text:p>飲料</text:p>
            <text:p>製造</text:p>
            <text:p>業</text:p>
          </table:table-cell>
          <table:table-cell office:value-type="string" table:style-name="ce8">
            <text:p>10</text:p>
            <text:p>菸草</text:p>
            <text:p>製造</text:p>
            <text:p>業</text:p>
          </table:table-cell>
          <table:table-cell office:value-type="string" table:style-name="ce8">
            <text:p>11</text:p>
            <text:p>紡織</text:p>
            <text:p>業</text:p>
          </table:table-cell>
          <table:table-cell office:value-type="string" table:style-name="ce8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8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8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8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8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8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8">
            <text:p>20</text:p>
            <text:p>藥品</text:p>
            <text:p>及醫</text:p>
            <text:p>用化</text:p>
            <text:p>學製</text:p>
            <text:p>品製</text:p>
            <text:p>造業</text:p>
          </table:table-cell>
          <table:table-cell office:value-type="string" table:style-name="ce8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8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8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8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8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8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8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8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8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8">
            <text:p>32</text:p>
            <text:p>家具</text:p>
            <text:p>製造</text:p>
            <text:p>業</text:p>
          </table:table-cell>
          <table:table-cell office:value-type="string" table:style-name="ce9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535" table:style-name="ce12">
            <text:p><text:s/>535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19" table:style-name="ce12">
            <text:p><text:s/>219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1" table:style-name="ce12">
            <text:p><text:s/>1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535" table:style-name="ce12">
            <text:p><text:s/>535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19" table:style-name="ce12">
            <text:p><text:s/>219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1" table:style-name="ce12">
            <text:p><text:s/>1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5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5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5">
            <text:p>中華民國114年7月15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5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3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table:style-name="ce1"/>
          <table:table-cell table:number-columns-repeated="27" table:style-name="ce4"/>
          <table:table-cell table:number-columns-repeated="16356"/>
        </table:table-row>
        <table:table-row table:number-rows-repeated="53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  <table:table table:name="工廠歇業家數20213-01-02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2" table:number-rows-spanned="1" table:style-name="ce34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4">
            <text:p>編製機關</text:p>
          </table:table-cell>
          <table:covered-table-cell/>
          <table:table-cell office:value-type="string" table:number-columns-spanned="2" table:number-rows-spanned="1" table:style-name="ce34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4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4">
            <text:p>表 <text:s text:c="3"/>號</text:p>
          </table:table-cell>
          <table:covered-table-cell/>
          <table:table-cell office:value-type="string" table:number-columns-spanned="2" table:number-rows-spanned="1" table:style-name="ce33">
            <text:p>20213-01-02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6">
            <text:p>工 廠 歇 業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4"/>
          <table:table-cell table:style-name="ce1"/>
          <table:table-cell table:number-columns-repeated="2" table:style-name="ce3"/>
          <table:table-cell office:value-type="string" table:style-name="ce15">
            <text:p>中華民國114年06月</text:p>
          </table:table-cell>
          <table:table-cell table:number-columns-repeated="4" table:style-name="ce3"/>
          <table:table-cell table:number-columns-repeated="9" table:style-name="ce4"/>
          <table:table-cell office:value-type="string" table:style-name="ce4">
            <text:p>單位：家</text:p>
          </table:table-cell>
          <table:table-cell table:number-columns-repeated="16356"/>
        </table:table-row>
        <table:table-row table:style-name="ro3">
          <table:table-cell table:style-name="ce7"/>
          <table:table-cell office:value-type="string" table:style-name="ce8">
            <text:p/>
            <text:p/>
            <text:p/>
            <text:p/>
            <text:p>總計</text:p>
          </table:table-cell>
          <table:table-cell office:value-type="string" table:style-name="ce8">
            <text:p>08</text:p>
            <text:p>食品</text:p>
            <text:p>製造</text:p>
            <text:p>業</text:p>
          </table:table-cell>
          <table:table-cell office:value-type="string" table:style-name="ce8">
            <text:p>09</text:p>
            <text:p>飲料</text:p>
            <text:p>製造</text:p>
            <text:p>業</text:p>
          </table:table-cell>
          <table:table-cell office:value-type="string" table:style-name="ce8">
            <text:p>10</text:p>
            <text:p>菸草</text:p>
            <text:p>製造</text:p>
            <text:p>業</text:p>
          </table:table-cell>
          <table:table-cell office:value-type="string" table:style-name="ce8">
            <text:p>11</text:p>
            <text:p>紡織</text:p>
            <text:p>業</text:p>
          </table:table-cell>
          <table:table-cell office:value-type="string" table:style-name="ce8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8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8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8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8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8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8">
            <text:p>20</text:p>
            <text:p>藥品 <text:s text:c="2"/>及醫 <text:s text:c="2"/>用化 <text:s text:c="2"/>學製 <text:s text:c="2"/>品製 <text:s text:c="2"/>造業</text:p>
          </table:table-cell>
          <table:table-cell office:value-type="string" table:style-name="ce8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8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8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8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8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8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8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8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8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8">
            <text:p>32</text:p>
            <text:p>家具</text:p>
            <text:p>製造</text:p>
            <text:p>業</text:p>
          </table:table-cell>
          <table:table-cell office:value-type="string" table:style-name="ce9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629" table:style-name="ce12">
            <text:p><text:s/>629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23" table:style-name="ce12">
            <text:p><text:s/>23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629" table:style-name="ce12">
            <text:p><text:s/>629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23" table:style-name="ce12">
            <text:p><text:s/>23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417" table:style-name="ce12">
            <text:p><text:s/>417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6" table:style-name="ce12">
            <text:p><text:s/>16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5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5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5">
            <text:p>中華民國114年7月15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5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3.本表資料應與「2331-02-02工廠公告廢止家數」及「2331-02-03工廠自行辦理歇業家數」加總數一致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4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number-rows-repeated="53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  <table:table table:name="工廠公告廢止家數20213-01-03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2" table:number-rows-spanned="1" table:style-name="ce34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4">
            <text:p>編製機關</text:p>
          </table:table-cell>
          <table:covered-table-cell/>
          <table:table-cell office:value-type="string" table:number-columns-spanned="2" table:number-rows-spanned="1" table:style-name="ce34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4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4">
            <text:p>表 <text:s text:c="3"/>號</text:p>
          </table:table-cell>
          <table:covered-table-cell/>
          <table:table-cell office:value-type="string" table:number-columns-spanned="2" table:number-rows-spanned="1" table:style-name="ce33">
            <text:p>20213-01-03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8">
            <text:p>工 廠 公 告 廢 止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2" table:style-name="ce2"/>
          <table:table-cell office:value-type="string" table:style-name="ce23">
            <text:p>中華民國114年06月</text:p>
          </table:table-cell>
          <table:table-cell table:number-columns-repeated="4" table:style-name="ce2"/>
          <table:table-cell table:number-columns-repeated="9" table:style-name="ce21"/>
          <table:table-cell office:value-type="string" table:style-name="ce21">
            <text:p>單位：家</text:p>
          </table:table-cell>
          <table:table-cell table:number-columns-repeated="16356"/>
        </table:table-row>
        <table:table-row table:style-name="ro3">
          <table:table-cell table:style-name="ce24"/>
          <table:table-cell office:value-type="string" table:style-name="ce25">
            <text:p/>
            <text:p/>
            <text:p/>
            <text:p/>
            <text:p>總計</text:p>
          </table:table-cell>
          <table:table-cell office:value-type="string" table:style-name="ce25">
            <text:p>08</text:p>
            <text:p>食品</text:p>
            <text:p>製造</text:p>
            <text:p>業</text:p>
          </table:table-cell>
          <table:table-cell office:value-type="string" table:style-name="ce25">
            <text:p>09</text:p>
            <text:p>飲料</text:p>
            <text:p>製造</text:p>
            <text:p>業</text:p>
          </table:table-cell>
          <table:table-cell office:value-type="string" table:style-name="ce25">
            <text:p>10</text:p>
            <text:p>菸草</text:p>
            <text:p>製造</text:p>
            <text:p>業</text:p>
          </table:table-cell>
          <table:table-cell office:value-type="string" table:style-name="ce25">
            <text:p>11</text:p>
            <text:p>紡織</text:p>
            <text:p>業</text:p>
          </table:table-cell>
          <table:table-cell office:value-type="string" table:style-name="ce25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25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25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25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25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25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25">
            <text:p>20</text:p>
            <text:p>藥品</text:p>
            <text:p>及醫</text:p>
            <text:p>用化</text:p>
            <text:p>學製</text:p>
            <text:p>品製</text:p>
            <text:p>造業</text:p>
          </table:table-cell>
          <table:table-cell office:value-type="string" table:style-name="ce25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25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25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25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25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25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25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25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25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2</text:p>
            <text:p>家具</text:p>
            <text:p>製造</text:p>
            <text:p>業</text:p>
          </table:table-cell>
          <table:table-cell office:value-type="string" table:style-name="ce26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354" table:style-name="ce28">
            <text:p><text:s/>354<text:s/></text:p>
          </table:table-cell>
          <table:table-cell office:value-type="float" office:value="15" table:style-name="ce29">
            <text:p><text:s/>15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9" table:style-name="ce29">
            <text:p><text:s/>19<text:s/></text:p>
          </table:table-cell>
          <table:table-cell office:value-type="float" office:value="16" table:style-name="ce29">
            <text:p><text:s/>16<text:s/></text:p>
          </table:table-cell>
          <table:table-cell office:value-type="float" office:value="11" table:style-name="ce29">
            <text:p><text:s/>11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5" table:style-name="ce29">
            <text:p><text:s/>5<text:s/></text:p>
          </table:table-cell>
          <table:table-cell office:value-type="float" office:value="21" table:style-name="ce29">
            <text:p><text:s/>21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8" table:style-name="ce29">
            <text:p><text:s/>8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2" table:style-name="ce29">
            <text:p><text:s/>2<text:s/></text:p>
          </table:table-cell>
          <table:table-cell office:value-type="float" office:value="31" table:style-name="ce29">
            <text:p><text:s/>31<text:s/></text:p>
          </table:table-cell>
          <table:table-cell office:value-type="float" office:value="8" table:style-name="ce29">
            <text:p><text:s/>8<text:s/></text:p>
          </table:table-cell>
          <table:table-cell office:value-type="float" office:value="5" table:style-name="ce29">
            <text:p><text:s/>5<text:s/></text:p>
          </table:table-cell>
          <table:table-cell office:value-type="float" office:value="64" table:style-name="ce29">
            <text:p><text:s/>64<text:s/></text:p>
          </table:table-cell>
          <table:table-cell office:value-type="float" office:value="17" table:style-name="ce29">
            <text:p><text:s/>17<text:s/></text:p>
          </table:table-cell>
          <table:table-cell office:value-type="float" office:value="34" table:style-name="ce29">
            <text:p><text:s/>34<text:s/></text:p>
          </table:table-cell>
          <table:table-cell office:value-type="float" office:value="16" table:style-name="ce29">
            <text:p><text:s/>16<text:s/></text:p>
          </table:table-cell>
          <table:table-cell office:value-type="float" office:value="46" table:style-name="ce29">
            <text:p><text:s/>46<text:s/></text:p>
          </table:table-cell>
          <table:table-cell office:value-type="float" office:value="8" table:style-name="ce29">
            <text:p><text:s/>8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7" table:style-name="ce29">
            <text:p><text:s/>7<text:s/></text:p>
          </table:table-cell>
          <table:table-cell office:value-type="float" office:value="16" table:style-name="ce29">
            <text:p><text:s/>16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354" table:style-name="ce30">
            <text:p><text:s/>354<text:s/></text:p>
          </table:table-cell>
          <table:table-cell office:value-type="float" office:value="15" table:style-name="ce31">
            <text:p><text:s/>15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9" table:style-name="ce31">
            <text:p><text:s/>19<text:s/></text:p>
          </table:table-cell>
          <table:table-cell office:value-type="float" office:value="16" table:style-name="ce31">
            <text:p><text:s/>16<text:s/></text:p>
          </table:table-cell>
          <table:table-cell office:value-type="float" office:value="11" table:style-name="ce31">
            <text:p><text:s/>1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21" table:style-name="ce31">
            <text:p><text:s/>2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8" table:style-name="ce31">
            <text:p><text:s/>8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31" table:style-name="ce31">
            <text:p><text:s/>31<text:s/></text:p>
          </table:table-cell>
          <table:table-cell office:value-type="float" office:value="8" table:style-name="ce31">
            <text:p><text:s/>8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64" table:style-name="ce31">
            <text:p><text:s/>64<text:s/></text:p>
          </table:table-cell>
          <table:table-cell office:value-type="float" office:value="17" table:style-name="ce31">
            <text:p><text:s/>17<text:s/></text:p>
          </table:table-cell>
          <table:table-cell office:value-type="float" office:value="34" table:style-name="ce31">
            <text:p><text:s/>34<text:s/></text:p>
          </table:table-cell>
          <table:table-cell office:value-type="float" office:value="16" table:style-name="ce31">
            <text:p><text:s/>16<text:s/></text:p>
          </table:table-cell>
          <table:table-cell office:value-type="float" office:value="46" table:style-name="ce31">
            <text:p><text:s/>46<text:s/></text:p>
          </table:table-cell>
          <table:table-cell office:value-type="float" office:value="8" table:style-name="ce31">
            <text:p><text:s/>8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7" table:style-name="ce31">
            <text:p><text:s/>7<text:s/></text:p>
          </table:table-cell>
          <table:table-cell office:value-type="float" office:value="16" table:style-name="ce31">
            <text:p><text:s/>16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343" table:style-name="ce30">
            <text:p><text:s/>343<text:s/></text:p>
          </table:table-cell>
          <table:table-cell office:value-type="float" office:value="14" table:style-name="ce31">
            <text:p><text:s/>14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8" table:style-name="ce31">
            <text:p><text:s/>18<text:s/></text:p>
          </table:table-cell>
          <table:table-cell office:value-type="float" office:value="16" table:style-name="ce31">
            <text:p><text:s/>16<text:s/></text:p>
          </table:table-cell>
          <table:table-cell office:value-type="float" office:value="10" table:style-name="ce31">
            <text:p><text:s/>10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20" table:style-name="ce31">
            <text:p><text:s/>20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7" table:style-name="ce31">
            <text:p><text:s/>7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31" table:style-name="ce31">
            <text:p><text:s/>31<text:s/></text:p>
          </table:table-cell>
          <table:table-cell office:value-type="float" office:value="8" table:style-name="ce31">
            <text:p><text:s/>8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63" table:style-name="ce31">
            <text:p><text:s/>63<text:s/></text:p>
          </table:table-cell>
          <table:table-cell office:value-type="float" office:value="17" table:style-name="ce31">
            <text:p><text:s/>17<text:s/></text:p>
          </table:table-cell>
          <table:table-cell office:value-type="float" office:value="34" table:style-name="ce31">
            <text:p><text:s/>34<text:s/></text:p>
          </table:table-cell>
          <table:table-cell office:value-type="float" office:value="16" table:style-name="ce31">
            <text:p><text:s/>16<text:s/></text:p>
          </table:table-cell>
          <table:table-cell office:value-type="float" office:value="45" table:style-name="ce31">
            <text:p><text:s/>45<text:s/></text:p>
          </table:table-cell>
          <table:table-cell office:value-type="float" office:value="8" table:style-name="ce31">
            <text:p><text:s/>8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15" table:style-name="ce31">
            <text:p><text:s/>15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4" table:style-name="ce30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2" table:style-name="ce30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5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5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5">
            <text:p>中華民國114年7月15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5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3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number-rows-repeated="54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  <table:table table:name="工廠自行辦理歇業家數20213-01-04" table:style-name="ta2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2" table:number-rows-spanned="1" table:style-name="ce34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4">
            <text:p>編製機關</text:p>
          </table:table-cell>
          <table:covered-table-cell/>
          <table:table-cell office:value-type="string" table:number-columns-spanned="2" table:number-rows-spanned="1" table:style-name="ce34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4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4">
            <text:p>表 <text:s text:c="3"/>號</text:p>
          </table:table-cell>
          <table:covered-table-cell/>
          <table:table-cell office:value-type="string" table:number-columns-spanned="2" table:number-rows-spanned="1" table:style-name="ce33">
            <text:p>20213-01-04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8">
            <text:p>工 廠 自 行 辦 理 歇 業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2" table:style-name="ce2"/>
          <table:table-cell office:value-type="string" table:style-name="ce23">
            <text:p>中華民國114年06月</text:p>
          </table:table-cell>
          <table:table-cell table:number-columns-repeated="4" table:style-name="ce2"/>
          <table:table-cell table:number-columns-repeated="9" table:style-name="ce21"/>
          <table:table-cell office:value-type="string" table:style-name="ce21">
            <text:p>單位：家</text:p>
          </table:table-cell>
          <table:table-cell table:number-columns-repeated="16356"/>
        </table:table-row>
        <table:table-row table:style-name="ro3">
          <table:table-cell table:style-name="ce24"/>
          <table:table-cell office:value-type="string" table:style-name="ce25">
            <text:p/>
            <text:p/>
            <text:p/>
            <text:p/>
            <text:p>總計</text:p>
          </table:table-cell>
          <table:table-cell office:value-type="string" table:style-name="ce25">
            <text:p>08</text:p>
            <text:p>食品</text:p>
            <text:p>製造</text:p>
            <text:p>業</text:p>
          </table:table-cell>
          <table:table-cell office:value-type="string" table:style-name="ce25">
            <text:p>09</text:p>
            <text:p>飲料</text:p>
            <text:p>製造</text:p>
            <text:p>業</text:p>
          </table:table-cell>
          <table:table-cell office:value-type="string" table:style-name="ce25">
            <text:p>10</text:p>
            <text:p>菸草</text:p>
            <text:p>製造</text:p>
            <text:p>業</text:p>
          </table:table-cell>
          <table:table-cell office:value-type="string" table:style-name="ce25">
            <text:p>11</text:p>
            <text:p>紡織</text:p>
            <text:p>業</text:p>
          </table:table-cell>
          <table:table-cell office:value-type="string" table:style-name="ce25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25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25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25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25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25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25">
            <text:p>20</text:p>
            <text:p>藥品</text:p>
            <text:p>及醫</text:p>
            <text:p>用化</text:p>
            <text:p>學製</text:p>
            <text:p>品製</text:p>
            <text:p>造業</text:p>
          </table:table-cell>
          <table:table-cell office:value-type="string" table:style-name="ce25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25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25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25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25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25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25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25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25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2</text:p>
            <text:p>家具</text:p>
            <text:p>製造</text:p>
            <text:p>業</text:p>
          </table:table-cell>
          <table:table-cell office:value-type="string" table:style-name="ce26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275" table:style-name="ce28">
            <text:p><text:s/>275<text:s/></text:p>
          </table:table-cell>
          <table:table-cell office:value-type="float" office:value="20" table:style-name="ce29">
            <text:p><text:s/>20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1" table:style-name="ce29">
            <text:p><text:s/>11<text:s/></text:p>
          </table:table-cell>
          <table:table-cell office:value-type="float" office:value="4" table:style-name="ce29">
            <text:p><text:s/>4<text:s/></text:p>
          </table:table-cell>
          <table:table-cell office:value-type="float" office:value="4" table:style-name="ce29">
            <text:p><text:s/>4<text:s/></text:p>
          </table:table-cell>
          <table:table-cell office:value-type="float" office:value="2" table:style-name="ce29">
            <text:p><text:s/>2<text:s/></text:p>
          </table:table-cell>
          <table:table-cell office:value-type="float" office:value="7" table:style-name="ce29">
            <text:p><text:s/>7<text:s/></text:p>
          </table:table-cell>
          <table:table-cell office:value-type="float" office:value="10" table:style-name="ce29">
            <text:p><text:s/>10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6" table:style-name="ce29">
            <text:p><text:s/>6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22" table:style-name="ce29">
            <text:p><text:s/>22<text:s/></text:p>
          </table:table-cell>
          <table:table-cell office:value-type="float" office:value="6" table:style-name="ce29">
            <text:p><text:s/>6<text:s/></text:p>
          </table:table-cell>
          <table:table-cell office:value-type="float" office:value="3" table:style-name="ce29">
            <text:p><text:s/>3<text:s/></text:p>
          </table:table-cell>
          <table:table-cell office:value-type="float" office:value="98" table:style-name="ce29">
            <text:p><text:s/>98<text:s/></text:p>
          </table:table-cell>
          <table:table-cell office:value-type="float" office:value="12" table:style-name="ce29">
            <text:p><text:s/>12<text:s/></text:p>
          </table:table-cell>
          <table:table-cell office:value-type="float" office:value="5" table:style-name="ce29">
            <text:p><text:s/>5<text:s/></text:p>
          </table:table-cell>
          <table:table-cell office:value-type="float" office:value="6" table:style-name="ce29">
            <text:p><text:s/>6<text:s/></text:p>
          </table:table-cell>
          <table:table-cell office:value-type="float" office:value="40" table:style-name="ce29">
            <text:p><text:s/>40<text:s/></text:p>
          </table:table-cell>
          <table:table-cell office:value-type="float" office:value="3" table:style-name="ce29">
            <text:p><text:s/>3<text:s/></text:p>
          </table:table-cell>
          <table:table-cell office:value-type="float" office:value="3" table:style-name="ce29">
            <text:p><text:s/>3<text:s/></text:p>
          </table:table-cell>
          <table:table-cell office:value-type="float" office:value="4" table:style-name="ce29">
            <text:p><text:s/>4<text:s/></text:p>
          </table:table-cell>
          <table:table-cell office:value-type="float" office:value="7" table:style-name="ce29">
            <text:p><text:s/>7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275" table:style-name="ce30">
            <text:p><text:s/>275<text:s/></text:p>
          </table:table-cell>
          <table:table-cell office:value-type="float" office:value="20" table:style-name="ce31">
            <text:p><text:s/>20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1" table:style-name="ce31">
            <text:p><text:s/>11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7" table:style-name="ce31">
            <text:p><text:s/>7<text:s/></text:p>
          </table:table-cell>
          <table:table-cell office:value-type="float" office:value="10" table:style-name="ce31">
            <text:p><text:s/>10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2" table:style-name="ce31">
            <text:p><text:s/>22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98" table:style-name="ce31">
            <text:p><text:s/>98<text:s/></text:p>
          </table:table-cell>
          <table:table-cell office:value-type="float" office:value="12" table:style-name="ce31">
            <text:p><text:s/>12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40" table:style-name="ce31">
            <text:p><text:s/>40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7" table:style-name="ce31">
            <text:p><text:s/>7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74" table:style-name="ce30">
            <text:p><text:s/>74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9" table:style-name="ce31">
            <text:p><text:s/>9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22" table:style-name="ce31">
            <text:p><text:s/>22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40" table:style-name="ce30">
            <text:p><text:s/>40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5" table:style-name="ce31">
            <text:p><text:s/>15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66" table:style-name="ce30">
            <text:p><text:s/>66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1" table:style-name="ce31">
            <text:p><text:s/>3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5" table:style-name="ce31">
            <text:p><text:s/>15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16" table:style-name="ce30">
            <text:p><text:s/>16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18" table:style-name="ce30">
            <text:p><text:s/>18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7" table:style-name="ce31">
            <text:p><text:s/>7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6" table:style-name="ce30">
            <text:p><text:s/>6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2" table:style-name="ce30">
            <text:p><text:s/>2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25" table:style-name="ce30">
            <text:p><text:s/>25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9" table:style-name="ce31">
            <text:p><text:s/>9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5" table:style-name="ce30">
            <text:p><text:s/>5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2" table:style-name="ce30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5" table:style-name="ce30">
            <text:p><text:s/>5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2" table:style-name="ce30">
            <text:p><text:s/>2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5" table:style-name="ce30">
            <text:p><text:s/>5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2" table:style-name="ce30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5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5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5">
            <text:p>中華民國114年7月15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5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3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number-rows-repeated="54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_63_" style:display-name="?" style:family="table-cell" style:data-style-name="N0">
      <style:table-cell-properties fo:background-color="#CCFFCC"/>
      <style:text-properties fo:color="#008000"/>
    </style:style>
    <style:style style:name="_63___24037__24288__27463__26989__30331__35352__23478__25976_-_25353__20844__21578__35387__37559__21450__33258__34892__36774__29702__20998__40_1_41_" style:display-name="?_工廠歇業登記家數-按公告註銷及自行辦理分(1)" style:family="table-cell" style:data-style-name="N0">
      <style:table-cell-properties fo:background-color="#FF99CC"/>
      <style:text-properties fo:color="#80008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6191_" style:display-name="㼿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16191__63_" style:display-name="㼿?" style:family="table-cell" style:data-style-name="N0">
      <style:table-cell-properties fo:background-color="#FF0000"/>
      <style:text-properties fo:color="#FFFFFF"/>
    </style:style>
    <style:style style:name="_16191__16191_" style:display-name="㼿㼿" style:family="table-cell" style:data-style-name="N0">
      <style:text-properties fo:color="#808080" fo:font-style="italic" style:font-style-asian="italic" style:font-style-complex="italic"/>
    </style:style>
    <style:style style:name="_16191__16191__63_" style:display-name="㼿㼿?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16191__16191__16191_" style:display-name="㼿㼿㼿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16191__16191__16191__16191__63_" style:display-name="㼿㼿㼿㼿?" style:family="table-cell" style:data-style-name="N0">
      <style:table-cell-properties fo:background-color="#FF99CC"/>
      <style:text-properties fo:color="#000000"/>
    </style:style>
  </office:styles>
  <office:automatic-styles>
    <style:page-layout style:name="pm1">
      <style:page-layout-properties fo:margin-top="0.51in" fo:margin-bottom="0.51in" fo:margin-left="0in" fo:margin-right="0in" style:print-orientation="landscape" style:print-page-order="ttb" style:first-page-number="continue" style:scale-to="74%" style:table-centering="both" style:print="objects charts drawings"/>
      <style:header-style>
        <style:header-footer-properties fo:min-height="0.47in" fo:margin-left="0in" fo:margin-right="0in" fo:margin-bottom="0in"/>
      </style:header-style>
      <style:footer-style>
        <style:header-footer-properties fo:min-height="0.47in" fo:margin-left="0in" fo:margin-right="0in" fo:margin-top="0in"/>
      </style:footer-style>
    </style:page-layout>
    <style:page-layout style:name="pm2">
      <style:page-layout-properties fo:margin-top="0.51in" fo:margin-bottom="0.51in" fo:margin-left="0in" fo:margin-right="0in" style:print-orientation="landscape" style:print-page-order="ttb" style:first-page-number="continue" style:scale-to="75%" style:table-centering="both" style:print="objects charts drawings"/>
      <style:header-style>
        <style:header-footer-properties fo:min-height="0.47in" fo:margin-left="0in" fo:margin-right="0in" fo:margin-bottom="0in"/>
      </style:header-style>
      <style:footer-style>
        <style:header-footer-properties fo:min-height="0.4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essa Cheng</meta:initial-creator>
    <dc:creator>syyang2</dc:creator>
    <meta:creation-date>2010-10-15T09:13:17Z</meta:creation-date>
    <dc:date>2025-07-21T06:45:34Z</dc:date>
    <meta:print-date>2011-02-16T02:31:21Z</meta:print-date>
  </office:meta>
</office:document-meta>
</file>